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1f6aa0" officeooo:paragraph-rsid="001f6aa0"/>
    </style:style>
    <style:style style:name="P2" style:family="paragraph" style:parent-style-name="Standard">
      <style:text-properties officeooo:rsid="001f6aa0" officeooo:paragraph-rsid="002192b5"/>
    </style:style>
    <style:style style:name="P3" style:family="paragraph" style:parent-style-name="Standard">
      <style:text-properties officeooo:rsid="001f6aa0" officeooo:paragraph-rsid="0023775c"/>
    </style:style>
    <style:style style:name="P4" style:family="paragraph" style:parent-style-name="Standard">
      <style:text-properties fo:font-weight="bold" officeooo:rsid="001f6aa0" officeooo:paragraph-rsid="001f6aa0" style:font-weight-asian="bold" style:font-weight-complex="bold"/>
    </style:style>
    <style:style style:name="P5" style:family="paragraph" style:parent-style-name="Standard">
      <style:text-properties fo:font-weight="bold" officeooo:rsid="001f99e1" officeooo:paragraph-rsid="001f99e1" style:font-weight-asian="bold" style:font-weight-complex="bold"/>
    </style:style>
    <style:style style:name="P6" style:family="paragraph" style:parent-style-name="Standard">
      <style:text-properties fo:font-weight="bold" officeooo:rsid="002794ac" officeooo:paragraph-rsid="002794ac" style:font-weight-asian="bold" style:font-weight-complex="bold"/>
    </style:style>
    <style:style style:name="P7" style:family="paragraph" style:parent-style-name="Standard">
      <style:text-properties officeooo:rsid="001f99e1" officeooo:paragraph-rsid="001f99e1"/>
    </style:style>
    <style:style style:name="P8" style:family="paragraph" style:parent-style-name="Standard">
      <style:text-properties fo:color="#b59502" loext:opacity="100%" officeooo:rsid="001f6aa0" officeooo:paragraph-rsid="001f6aa0"/>
    </style:style>
    <style:style style:name="P9" style:family="paragraph" style:parent-style-name="Standard">
      <style:text-properties fo:color="#b59502" loext:opacity="100%" officeooo:rsid="001f6aa0" officeooo:paragraph-rsid="001f99e1"/>
    </style:style>
    <style:style style:name="P10" style:family="paragraph" style:parent-style-name="Standard">
      <style:text-properties fo:color="#020202" loext:opacity="100%" officeooo:rsid="001f99e1" officeooo:paragraph-rsid="002192b5"/>
    </style:style>
    <style:style style:name="P11" style:family="paragraph" style:parent-style-name="Standard">
      <style:text-properties fo:color="#020202" loext:opacity="100%" fo:font-weight="bold" officeooo:rsid="001f99e1" officeooo:paragraph-rsid="002192b5" style:font-weight-asian="bold" style:font-weight-complex="bold"/>
    </style:style>
    <style:style style:name="P12" style:family="paragraph" style:parent-style-name="Standard">
      <style:text-properties fo:color="#020202" loext:opacity="100%" officeooo:rsid="002192b5" officeooo:paragraph-rsid="002192b5"/>
    </style:style>
    <style:style style:name="P13" style:family="paragraph" style:parent-style-name="Standard">
      <style:text-properties officeooo:paragraph-rsid="001f99e1"/>
    </style:style>
    <style:style style:name="P14" style:family="paragraph" style:parent-style-name="Standard">
      <style:text-properties fo:color="#8604ab" loext:opacity="100%" fo:font-weight="bold" officeooo:rsid="001f99e1" officeooo:paragraph-rsid="001f99e1" style:font-weight-asian="bold" style:font-weight-complex="bold"/>
    </style:style>
    <style:style style:name="P15" style:family="paragraph" style:parent-style-name="Standard">
      <style:text-properties fo:color="#8604ab" loext:opacity="100%" fo:font-weight="bold" officeooo:rsid="001f99e1" officeooo:paragraph-rsid="002794ac" style:font-weight-asian="bold" style:font-weight-complex="bold"/>
    </style:style>
    <style:style style:name="P16" style:family="paragraph" style:parent-style-name="Standard">
      <style:text-properties fo:color="#007a2f" loext:opacity="100%" fo:font-weight="bold" officeooo:rsid="001f6aa0" officeooo:paragraph-rsid="001f6aa0" style:font-weight-asian="bold" style:font-weight-complex="bold"/>
    </style:style>
    <style:style style:name="P17" style:family="paragraph" style:parent-style-name="Standard">
      <style:text-properties fo:color="#007a2f" loext:opacity="100%" fo:font-weight="bold" officeooo:rsid="002606d4" officeooo:paragraph-rsid="002606d4" style:font-weight-asian="bold" style:font-weight-complex="bold"/>
    </style:style>
    <style:style style:name="P18" style:family="paragraph" style:parent-style-name="Standard">
      <style:text-properties fo:color="#007a2f" loext:opacity="100%" fo:font-weight="normal" officeooo:rsid="002606d4" officeooo:paragraph-rsid="002606d4" style:font-weight-asian="normal" style:font-weight-complex="normal"/>
    </style:style>
    <style:style style:name="P19" style:family="paragraph" style:parent-style-name="Standard">
      <style:text-properties fo:color="#007a2f" loext:opacity="100%" style:text-line-through-style="solid" style:text-line-through-type="single" fo:font-weight="bold" officeooo:rsid="001f6aa0" officeooo:paragraph-rsid="001f6aa0" style:font-weight-asian="bold" style:font-weight-complex="bold"/>
    </style:style>
    <style:style style:name="P20" style:family="paragraph" style:parent-style-name="Standard">
      <style:text-properties officeooo:rsid="0025bff8" officeooo:paragraph-rsid="0025bff8"/>
    </style:style>
    <style:style style:name="P21" style:family="paragraph" style:parent-style-name="Standard">
      <style:text-properties fo:font-style="normal" officeooo:rsid="002192b5" officeooo:paragraph-rsid="002192b5" style:font-style-asian="normal" style:font-style-complex="normal"/>
    </style:style>
    <style:style style:name="P22" style:family="paragraph" style:parent-style-name="Standard">
      <style:text-properties fo:font-style="normal" officeooo:rsid="002192b5" officeooo:paragraph-rsid="001f6aa0" style:font-style-asian="normal" style:font-style-complex="normal"/>
    </style:style>
    <style:style style:name="P23" style:family="paragraph" style:parent-style-name="Standard">
      <style:text-properties fo:font-style="normal" officeooo:rsid="002192b5" officeooo:paragraph-rsid="0023775c" style:font-style-asian="normal" style:font-style-complex="normal"/>
    </style:style>
    <style:style style:name="P24" style:family="paragraph" style:parent-style-name="Standard">
      <style:text-properties fo:color="#c9211e" loext:opacity="100%" fo:font-weight="normal" officeooo:rsid="002606d4" officeooo:paragraph-rsid="002606d4" style:font-weight-asian="normal" style:font-weight-complex="normal"/>
    </style:style>
    <style:style style:name="P25" style:family="paragraph" style:parent-style-name="Standard">
      <style:text-properties fo:color="#c9211e" loext:opacity="100%" officeooo:rsid="0025bff8" officeooo:paragraph-rsid="0025bff8"/>
    </style:style>
    <style:style style:name="P26" style:family="paragraph" style:parent-style-name="Standard">
      <style:text-properties fo:color="#6c007a" loext:opacity="100%" officeooo:rsid="0025bff8" officeooo:paragraph-rsid="0025bff8"/>
    </style:style>
    <style:style style:name="P27" style:family="paragraph" style:parent-style-name="Standard">
      <style:text-properties fo:color="#6c007a" loext:opacity="100%" style:text-line-through-style="solid" style:text-line-through-type="single" officeooo:rsid="0025bff8" officeooo:paragraph-rsid="0025bff8"/>
    </style:style>
    <style:style style:name="T1" style:family="text">
      <style:text-properties officeooo:rsid="001f99e1"/>
    </style:style>
    <style:style style:name="T2" style:family="text">
      <style:text-properties officeooo:rsid="002192b5"/>
    </style:style>
    <style:style style:name="T3" style:family="text">
      <style:text-properties fo:font-style="italic" officeooo:rsid="002192b5" style:font-style-asian="italic" style:font-style-complex="italic"/>
    </style:style>
    <style:style style:name="T4" style:family="text">
      <style:text-properties fo:font-style="normal" officeooo:rsid="002192b5" style:font-style-asian="normal" style:font-style-complex="normal"/>
    </style:style>
    <style:style style:name="T5" style:family="text">
      <style:text-properties fo:font-style="normal" officeooo:rsid="0023775c" style:font-style-asian="normal" style:font-style-complex="normal"/>
    </style:style>
    <style:style style:name="T6" style:family="text">
      <style:text-properties fo:font-weight="bold" style:font-weight-asian="bold" style:font-weight-complex="bold"/>
    </style:style>
    <style:style style:name="T7" style:family="text">
      <style:text-properties fo:font-weight="bold" officeooo:rsid="002f7966" style:font-weight-asian="bold" style:font-weight-complex="bold"/>
    </style:style>
    <style:style style:name="T8" style:family="text">
      <style:text-properties fo:font-weight="bold" officeooo:rsid="001f6aa0" style:font-weight-asian="bold" style:font-weight-complex="bold"/>
    </style:style>
    <style:style style:name="T9" style:family="text">
      <style:text-properties fo:font-weight="bold" officeooo:rsid="002794ac" style:font-weight-asian="bold" style:font-weight-complex="bold"/>
    </style:style>
    <style:style style:name="T10" style:family="text">
      <style:text-properties fo:font-weight="bold" officeooo:rsid="00303482" style:font-weight-asian="bold" style:font-weight-complex="bold"/>
    </style:style>
    <style:style style:name="T11" style:family="text">
      <style:text-properties fo:font-weight="bold" officeooo:rsid="0030669e" style:font-weight-asian="bold" style:font-weight-complex="bold"/>
    </style:style>
    <style:style style:name="T12" style:family="text">
      <style:text-properties fo:font-weight="normal" officeooo:rsid="0023775c" style:font-weight-asian="normal" style:font-weight-complex="normal"/>
    </style:style>
    <style:style style:name="T13" style:family="text">
      <style:text-properties officeooo:rsid="0023775c"/>
    </style:style>
    <style:style style:name="T14" style:family="text">
      <style:text-properties fo:color="#8604ab" loext:opacity="100%" officeooo:rsid="0023775c"/>
    </style:style>
    <style:style style:name="T15" style:family="text">
      <style:text-properties fo:color="#020202" loext:opacity="100%" officeooo:rsid="0023775c"/>
    </style:style>
    <style:style style:name="T16" style:family="text">
      <style:text-properties fo:color="#007a2f" loext:opacity="100%" fo:font-weight="bold" style:font-weight-asian="bold" style:font-weight-complex="bold"/>
    </style:style>
    <style:style style:name="T17" style:family="text">
      <style:text-properties fo:color="#007a2f" loext:opacity="100%" fo:font-weight="bold" officeooo:rsid="001f6aa0" style:font-weight-asian="bold" style:font-weight-complex="bold"/>
    </style:style>
    <style:style style:name="T18" style:family="text">
      <style:text-properties fo:color="#007a2f" loext:opacity="100%" fo:font-weight="bold" officeooo:rsid="002794ac" style:font-weight-asian="bold" style:font-weight-complex="bold"/>
    </style:style>
    <style:style style:name="T19" style:family="text">
      <style:text-properties fo:color="#007a2f" loext:opacity="100%" fo:font-weight="normal" style:font-weight-asian="normal" style:font-weight-complex="normal"/>
    </style:style>
    <style:style style:name="T20" style:family="text">
      <style:text-properties fo:color="#007a2f" loext:opacity="100%" style:text-line-through-style="solid" style:text-line-through-type="single" fo:font-weight="normal" style:font-weight-asian="normal" style:font-weight-complex="normal"/>
    </style:style>
    <style:style style:name="T21" style:family="text">
      <style:text-properties fo:color="#007a2f" loext:opacity="100%" style:text-line-through-style="solid" style:text-line-through-type="single" fo:font-weight="normal" officeooo:rsid="0025bff8" style:font-weight-asian="normal" style:font-weight-complex="normal"/>
    </style:style>
    <style:style style:name="T22" style:family="text">
      <style:text-properties fo:color="#007a2f" loext:opacity="100%" style:text-line-through-style="none" style:text-line-through-type="none" fo:font-weight="normal" officeooo:rsid="002dcd20" style:font-weight-asian="normal" style:font-weight-complex="normal"/>
    </style:style>
    <style:style style:name="T23" style:family="text">
      <style:text-properties officeooo:rsid="002794ac"/>
    </style:style>
    <style:style style:name="T24" style:family="text">
      <style:text-properties officeooo:rsid="002c077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T8">- </text:span><text:span text:style-name="T9">Faire les MR SunMap et NightOSM</text:span></text:p>
      <text:p text:style-name="P26"><text:span text:style-name="T9"/></text:p>
      <text:p text:style-name="P26"><text:span text:style-name="T9">- </text:span><text:span text:style-name="T10">Faire la doc</text:span></text:p>
      <text:p text:style-name="P26"><text:span text:style-name="T10"/></text:p>
      <text:p text:style-name="P26"><text:span text:style-name="T10">- NightOSM sans OTB</text:span></text:p>
      <text:p text:style-name="P26"><text:span text:style-name="T10"/></text:p>
      <text:p text:style-name="P27"><text:span text:style-name="T10">- </text:span><text:span text:style-name="T11">FINIR RAC !</text:span></text:p>
      <text:p text:style-name="P20"><text:span text:style-name="T17"/></text:p>
      <text:p text:style-name="P20"><text:span text:style-name="T17">S</text:span><text:span text:style-name="T16">unMap :</text:span></text:p>
      <text:p text:style-name="P20"><text:span text:style-name="T16"/></text:p>
      <text:p text:style-name="P25"><text:span text:style-name="T6">- </text:span><text:span text:style-name="T7">DIRE A SO que c’est ok de remplacer area by timezonefinder ça fonctionne</text:span></text:p>
      <text:p text:style-name="Standard"><text:span text:style-name="T20">- Enlever le parametre area et remplacer par recupération de la timezone par </text:span><text:span text:style-name="Source_20_Text"><text:span text:style-name="T20">timezonefinder</text:span></text:span></text:p>
      <text:p text:style-name="Standard"><text:span text:style-name="Source_20_Text"><text:span text:style-name="T19"/></text:span></text:p>
      <text:p text:style-name="Standard"><text:span text:style-name="Source_20_Text"><text:span text:style-name="T20">- Envoyer les sorties des tests à Solange pour qu’elle compare les gpkg, voir s’il sont exploitables sous qgis</text:span></text:span></text:p>
      <text:p text:style-name="Standard"><text:span text:style-name="Source_20_Text"><text:span text:style-name="T20"/></text:span></text:p>
      <text:p text:style-name="Standard"><text:span text:style-name="Source_20_Text"><text:span text:style-name="T20">- </text:span></text:span><text:span text:style-name="Source_20_Text"><text:span text:style-name="T21">Ajouter exemple de requete sous qgis que Solange enverra à la doc <text:s/></text:span></text:span><text:span text:style-name="Source_20_Text"><text:span text:style-name="T22">C’est ok !</text:span></text:span></text:p>
      <text:p text:style-name="P16"/>
      <text:p text:style-name="P17">NightOSM :</text:p>
      <text:p text:style-name="P17"/>
      <text:p text:style-name="P18">- <text:s/>Voir pour curl OTB, au lieu de conda install iota2 otb</text:p>
      <text:p text:style-name="P18"/>
      <text:p text:style-name="P24">- Envoyer les résultats avec OpenCV et sans OTB à Solange pour validation technique <text:span text:style-name="T23">+ code avec OpenCV</text:span></text:p>
      <text:p text:style-name="P4"/>
      <text:p text:style-name="P6">DetectionOrientCulture : </text:p>
      <text:p text:style-name="P19">- <text:span text:style-name="T23">Faire une reu avec Pauline et Thomas Dut</text:span><text:span text:style-name="T24">h</text:span><text:span text:style-name="T23">oit</text:span></text:p>
      <text:p text:style-name="P16"/>
      <text:p text:style-name="P15">Tuto S2shores : quel est son avancement ? <text:span text:style-name="T23">Demander à Erwin</text:span></text:p>
      <text:p text:style-name="P4"/>
      <text:p text:style-name="P4">Point d’avancement SunMapGeneration et NightOSMRegistration : </text:p>
      <text:p text:style-name="P1"/>
      <text:p text:style-name="P1">- A faire, clean l’architecture NightOSMRegistration </text:p>
      <text:p text:style-name="P1">- <text:span text:style-name="T2">Faire une branche avec juste sunmap_main pour display les diffs</text:span></text:p>
      <text:p text:style-name="P2">- <text:span text:style-name="T2">Faire une branche avec juste NightOSMReg_main pour display les diffs</text:span></text:p>
      <text:p text:style-name="P1"/>
      <text:p text:style-name="P1"><text:span text:style-name="T6">Pour SunMap :</text:span> <text:span text:style-name="T1">branche sunmap_tif</text:span></text:p>
      <text:p text:style-name="P1"/>
      <text:p text:style-name="P1">- <text:span text:style-name="T1">Le code peut maintenant prendre des .tif</text:span></text:p>
      <text:p text:style-name="P1">- <text:span text:style-name="T2">Les tests de qualité passent </text:span></text:p>
      <text:p text:style-name="P1">- <text:span text:style-name="T2">Les tests de non-reg passent – couverture du code 71 %</text:span></text:p>
      <text:p text:style-name="P1"/>
      <text:p text:style-name="P2">- <text:span text:style-name="T2">Pour les modifs du code :</text:span></text:p>
      <text:p text:style-name="P2"><text:span text:style-name="T2"><text:tab/>- Mes gpkg n’étaient pas égaux aux références car pb heure locale. Donc je converti</text:span><text:span text:style-name="T13">s</text:span><text:span text:style-name="T2"> <text:tab/>systématiquement au fuseau horaire du param </text:span><text:span text:style-name="T3">area </text:span><text:span text:style-name="T4">donné.</text:span></text:p>
      <text:p text:style-name="P3"><text:span text:style-name="T4"><text:tab/>- Mes gpkg n’étaient pas égaux aux références car </text:span><text:span text:style-name="T5">conversion en str</text:span><text:span text:style-name="T4">. Donc je co</text:span><text:span text:style-name="T5">mpare les str <text:tab/>des heures et ça passe</text:span></text:p>
      <text:p text:style-name="P21"><text:tab/>- passage au fonctionnement avec .tif, peu de modifs</text:p>
      <text:p text:style-name="P1"><text:span text:style-name="T4"/></text:p>
      <text:p text:style-name="P22">- Présenter la procédure d’install de SunMap. Fonctionnelle pour SunMap, il faudra la mettre en commun avec NightOSM et DetectOrCult</text:p>
      <text:p text:style-name="P8"><text:soft-page-break/>- <text:span text:style-name="T1">Reste à updater la doc </text:span></text:p>
      <text:p text:style-name="P1"/>
      <text:p text:style-name="P5">Pour NightOSM : <text:span text:style-name="T12">branche nightosm_ci</text:span></text:p>
      <text:p text:style-name="P5"><text:span text:style-name="T12"/></text:p>
      <text:p text:style-name="P2">- <text:span text:style-name="T2">Les tests de qualité passent </text:span></text:p>
      <text:p text:style-name="P2">- <text:span text:style-name="T2">Les tests de non-reg passent – couverture du code 94 %</text:span></text:p>
      <text:p text:style-name="P7"/>
      <text:p text:style-name="P13"><text:span text:style-name="T1">- </text:span><text:span text:style-name="T13">Le code est maintenant robuste au cas </text:span>où gdf_water est vide <text:span text:style-name="T13">(cf. nos mails avec Solange)</text:span></text:p>
      <text:p text:style-name="P13">- Les résultats obtenus avec le .osm croppé à l'extrait 2 n’é<text:span text:style-name="T13">taient</text:span> sont pas les mêmes que ceux obtenus en lançant les tests avec le .osm complet + ROI. <text:span text:style-name="T13">J’ai </text:span>augmenté la taille du crop, <text:span text:style-name="T13">et j’</text:span>arrive à obtenir les mêmes résultats que la référence.</text:p>
      <text:p text:style-name="P13"/>
      <text:p text:style-name="P13">- <text:span text:style-name="T13">OTB risque d’être embêtant pour la grosse procédure d’install Eolabtools. J’ai essayé de matcher les résultats en utilisant openCV mais j’en obtiens des légèrement différents.</text:span><text:span text:style-name="T14"> Est-ce que je peux envoyer les résultats obtenus avec openCV à Solange pour qu’on fasse une validation métier de ceux-ci dans le cas où on souhaiterait enlever l’OTB ? </text:span><text:span text:style-name="T15">Est-ce qu’on veut forcément enlever l’OTB ?</text:span></text:p>
      <text:p text:style-name="P13"/>
      <text:p text:style-name="P23">- Présenter la procédure d’install de NightOSM. Fonctionnelle pour NightOSM, il faudra la mettre en commun avec SunMap et DetectOrCult</text:p>
      <text:p text:style-name="P9">- <text:span text:style-name="T1">Reste à updater la doc</text:span></text:p>
      <text:p text:style-name="P9"/>
      <text:p text:style-name="P11">Parler un peu de DetectionOrientationCulture : </text:p>
      <text:p text:style-name="P10"/>
      <text:p text:style-name="P10"><text:span text:style-name="T2">M</text:span>es résultats ne matchent pas les références. Ça paraît logique que mes résultats soient faux car j’obtiens souvent plusieurs centroïdes par champs. Ils doivent être détectés comme champs avec des orientations multiples alors qu’ils ne le sont pas dans la référence, pourquoi ?</text:p>
      <text:p text:style-name="P12">Je ferai un mail à Vincent et à Pauline pour poser des questions, peut-être une réunion.. Il n’y a pas de raisons que ce soit un problème de versions de librairies car j’utilise un environment.yml qu’ils ont fourni.</text:p>
      <text:p text:style-name="P14">Est ce que vous voulez qu’on commence à merger sur le Github du CNES ?</text:p>
      <text:p text:style-name="P14"/>
      <text:p text:style-name="P1"/>
      <text:p text:style-name="P1"/>
      <text:p text:style-name="P1"/>
      <text:p text:style-name="P1"/>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6T09:26:25.598862824</meta:creation-date>
    <meta:generator>LibreOffice/24.2.7.2$Linux_X86_64 LibreOffice_project/420$Build-2</meta:generator>
    <dc:date>2025-06-16T18:20:15.863627464</dc:date>
    <meta:editing-duration>PT3H29M42S</meta:editing-duration>
    <meta:editing-cycles>6</meta:editing-cycles>
    <meta:document-statistic meta:table-count="0" meta:image-count="0" meta:object-count="0" meta:page-count="2" meta:paragraph-count="41" meta:word-count="563" meta:character-count="3259" meta:non-whitespace-character-count="2721"/>
  </office:meta>
</office:document-meta>
</file>